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066094695CFC48CDE4C.png" manifest:media-type="image/png"/>
  <manifest:file-entry manifest:full-path="Pictures/100002010000015D0000005A5D5FC8F55CAC7DEA.png" manifest:media-type="image/png"/>
  <manifest:file-entry manifest:full-path="Pictures/1000000000000138000000E1203F65DD67EF28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Bitstream Vera Sans Mono', 'Courier New', Courier, monospace"/>
    <style:font-face style:name="Consolas" svg:font-family="Consolas, Monaco, 'Lucida Console', monospace"/>
    <style:font-face style:name="Helvetica Neue" svg:font-family="'Helvetica Neue', arial, sans-serif"/>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9" style:family="paragraph" style:parent-style-name="Heading_20_1">
      <style:text-properties fo:font-size="21pt" fo:font-weight="normal" officeooo:rsid="0002557c" officeooo:paragraph-rsid="0002557c"/>
    </style:style>
    <style:style style:name="P10" style:family="paragraph" style:parent-style-name="Heading_20_1">
      <style:text-properties fo:font-size="21pt" fo:font-weight="normal" officeooo:rsid="0002af32" officeooo:paragraph-rsid="0002af32"/>
    </style:style>
    <style:style style:name="P11" style:family="paragraph" style:parent-style-name="Heading_20_1">
      <style:text-properties fo:font-size="21pt" fo:font-weight="normal" officeooo:rsid="00037498" officeooo:paragraph-rsid="00037498"/>
    </style:style>
    <style:style style:name="P12" style:family="paragraph" style:parent-style-name="Heading_20_1">
      <style:text-properties fo:font-size="21pt" fo:font-weight="normal" officeooo:rsid="0005349c" officeooo:paragraph-rsid="0005349c"/>
    </style:style>
    <style:style style:name="P13" style:family="paragraph" style:parent-style-name="Heading_20_1">
      <style:text-properties fo:font-size="21pt" fo:font-weight="normal" officeooo:rsid="0005a294" officeooo:paragraph-rsid="0005a294"/>
    </style:style>
    <style:style style:name="P14" style:family="paragraph" style:parent-style-name="Heading_20_1">
      <style:text-properties fo:font-size="21pt" fo:font-weight="normal" officeooo:rsid="0007563d" officeooo:paragraph-rsid="0007563d"/>
    </style:style>
    <style:style style:name="P15"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16"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1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1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0"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21"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2"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23" style:family="paragraph" style:parent-style-name="Text_20_body">
      <style:paragraph-properties fo:margin-top="0cm" fo:margin-bottom="0cm" loext:contextual-spacing="false" style:line-height-at-least="0.503cm"/>
      <style:text-properties fo:font-size="9.75pt" loext:padding="0cm" loext:border="none"/>
    </style:style>
    <style:style style:name="P24"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25"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26"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2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2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2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3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3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3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Consolas1" fo:font-size="9.75pt" fo:letter-spacing="normal" fo:font-style="normal" fo:font-weight="normal" fo:background-color="#ffffff" loext:char-shading-value="0" loext:padding="0cm" loext:border="none"/>
    </style:style>
    <style:style style:name="T4" style:family="text">
      <style:text-properties fo:font-variant="normal" fo:text-transform="none" fo:color="#000000" fo:letter-spacing="normal" fo:background-color="#ffffff" loext:char-shading-value="0" loext:padding="0cm" loext:border="none"/>
    </style:style>
    <style:style style:name="T5"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6" style:family="text">
      <style:text-properties fo:font-variant="normal" fo:text-transform="none" fo:color="#006699" style:font-name="Consolas1" fo:font-size="9.75pt" fo:letter-spacing="normal" fo:font-style="normal" fo:font-weight="bold" fo:background-color="#ffffff" loext:char-shading-value="0" loext:padding="0cm" loext:border="none"/>
    </style:style>
    <style:style style:name="T7" style:family="text">
      <style:text-properties fo:font-variant="normal" fo:text-transform="none" fo:color="#008200" style:font-name="Consolas1" fo:font-size="9.75pt" fo:letter-spacing="normal" fo:font-style="normal" fo:font-weight="normal" fo:background-color="#ffffff" loext:char-shading-value="0" loext:padding="0cm" loext:border="none"/>
    </style:style>
    <style:style style:name="T8" style:family="text">
      <style:text-properties fo:font-variant="normal" fo:text-transform="none" fo:color="#009900" style:font-name="Consolas1" fo:font-size="9.75pt" fo:letter-spacing="normal" fo:font-style="normal" fo:font-weight="normal" fo:background-color="#ffffff" loext:char-shading-value="0" loext:padding="0cm" loext:border="none"/>
    </style:style>
    <style:style style:name="T9" style:family="text">
      <style:text-properties style:font-name="Consolas" fo:font-size="9pt" fo:font-style="normal" fo:font-weight="normal"/>
    </style:style>
    <style:style style:name="T10" style:family="text">
      <style:text-properties fo:font-weight="bold"/>
    </style:style>
    <style:style style:name="T11" style:family="text">
      <style:text-properties fo:font-size="6.75pt"/>
    </style:style>
    <style:style style:name="T12" style:family="text">
      <style:text-properties fo:font-size="6.75pt" fo:font-weight="bold"/>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9" text:outline-level="1">How to check if given four points form a square</text:h>
      <text:p text:style-name="P17"><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5">Quadrilateral </text:span></text:a><text:span text:style-name="T2">also has same sides.<text:line-break/>c) Check both the diagonals have same distance</text:span></text:p>
      <text:p text:style-name="P18"><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9" text:outline-level="1">Check if a string can be obtained by rotating another string 2 places</text:h>
      <text:p text:style-name="P21">Given two strings, the task is to find if a string can be obtained by rotating another string two places.<text:line-break/>Examples:</text:p>
      <text:p text:style-name="P26">Input : string1 = "amazon" </text:p>
      <text:p text:style-name="P28"><text:s text:c="8"/><text:span text:style-name="T9">string2 = "azonam" <text:s/>// rotated anti-clockwise</text:span></text:p>
      <text:p text:style-name="P30">Output : Yes</text:p>
      <text:p text:style-name="P32"/>
      <text:p text:style-name="P30">Input : string1 = "amazon"</text:p>
      <text:p text:style-name="P28"><text:s text:c="8"/><text:span text:style-name="T9">string2 = "onamaz" <text:s/>// rotated clockwise</text:span></text:p>
      <text:p text:style-name="P30">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9" text:outline-level="1">Find the nearest smaller numbers on left side in an array</text:h>
      <text:p text:style-name="P21">Given an array of integers, find the nearest smaller number for every element such that the smaller element is on left side.</text:p>
      <text:p text:style-name="P21">Examples:</text:p>
      <text:p text:style-name="P26">Input: <text:s/>arr[] = {1, 6, 4, 10, 2, 5}</text:p>
      <text:p text:style-name="P30">Output: <text:s text:c="8"/>{_, 1, 1, <text:s/>4, 1, 2}</text:p>
      <text:p text:style-name="P30">First element ('1') has no element on left side. For 6, </text:p>
      <text:p text:style-name="P30">there is only one smaller element on left side '1'. </text:p>
      <text:p text:style-name="P30">For 10, there are three smaller elements on left side (1,</text:p>
      <text:p text:style-name="P30">6 and 4), nearest among the three elements is 4.</text:p>
      <text:p text:style-name="P32"/>
      <text:p text:style-name="P30">Input: arr[] = {1, 3, 0, 2, 5}</text:p>
      <text:p text:style-name="P30">Output: <text:s text:c="7"/>{_, 1, _, 0, 2}</text:p>
      <text:p text:style-name="P21">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15" text:outline-level="1">Pair with given product | Set 1 (Find if any pair exists)</text:h>
      <text:p text:style-name="P24">Input : arr[] = {10, 20, 9, 40};</text:p>
      <text:p text:style-name="P29"><text:s text:c="8"/><text:span text:style-name="T9">int x = 400;</text:span></text:p>
      <text:p text:style-name="P31">Output : Yes</text:p>
      <text:p text:style-name="P32"/>
      <text:p text:style-name="P31">Input : arr[] = {10, 20, 9, 40};</text:p>
      <text:p text:style-name="P29"><text:s text:c="8"/><text:span text:style-name="T9">int x = 190;</text:span></text:p>
      <text:p text:style-name="P31">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10" text:outline-level="1">Position of rightmost set bit</text:h>
      <text:p text:style-name="P21">Write a one line C function to return position of first 1 from right to left, in binary representation of an Integer.</text:p>
      <text:p text:style-name="P26">I/P <text:s text:c="3"/>18, <text:s text:c="2"/>Binary Representation 010010</text:p>
      <text:p text:style-name="P30">O/P <text:s text:c="2"/>2</text:p>
      <text:p text:style-name="P30">I/P <text:s text:c="3"/>19, <text:s text:c="2"/>Binary Representation 010011</text:p>
      <text:p text:style-name="P30">O/P <text:s text:c="2"/>1</text:p>
      <text:p text:style-name="P2"><text:span text:style-name="Source_20_Text"><text:span text:style-name="T6">class</text:span></text:span><text:span text:style-name="T3"> </text:span><text:span text:style-name="Source_20_Text"><text:span text:style-name="T3">GFG { </text:span></text:span></text:p>
      <text:p text:style-name="P8"><text:span text:style-name="Source_20_Text"><text:span text:style-name="T4"> </text:span></text:span><text:span text:style-name="T4"> </text:span></text:p>
      <text:p text:style-name="P8"><text:span text:style-name="Source_20_Text"><text:span text:style-name="T4">    </text:span></text:span><text:span text:style-name="Source_20_Text"><text:span text:style-name="T7">// function to find </text:span></text:span></text:p>
      <text:p text:style-name="P8"><text:span text:style-name="Source_20_Text"><text:span text:style-name="T4">    </text:span></text:span><text:span text:style-name="Source_20_Text"><text:span text:style-name="T7">// the rightmost set bit </text:span></text:span></text:p>
      <text:p text:style-name="P8"><text:span text:style-name="Source_20_Text"><text:span text:style-name="T4">    </text:span></text:span><text:span text:style-name="Source_20_Text"><text:span text:style-name="T6">static</text:span></text:span><text:span text:style-name="T3"> </text:span><text:span text:style-name="Source_20_Text"><text:span text:style-name="T6">int</text:span></text:span><text:span text:style-name="T3"> </text:span><text:span text:style-name="Source_20_Text"><text:span text:style-name="T3">PositionRightmostSetbit(</text:span></text:span><text:span text:style-name="Source_20_Text"><text:span text:style-name="T6">int</text:span></text:span><text:span text:style-name="T3"> </text:span><text:span text:style-name="Source_20_Text"><text:span text:style-name="T3">n) </text:span></text:span></text:p>
      <text:p text:style-name="P8"><text:span text:style-name="Source_20_Text"><text:span text:style-name="T4">    </text:span></text:span><text:span text:style-name="Source_20_Text"><text:span text:style-name="T3">{ </text:span></text:span></text:p>
      <text:p text:style-name="P8"><text:span text:style-name="Source_20_Text"><text:span text:style-name="T4">        </text:span></text:span><text:span text:style-name="Source_20_Text"><text:span text:style-name="T7">// Position variable initialize </text:span></text:span></text:p>
      <text:p text:style-name="P8"><text:span text:style-name="Source_20_Text"><text:span text:style-name="T4">        </text:span></text:span><text:span text:style-name="Source_20_Text"><text:span text:style-name="T7">// with 1 m variable is used to </text:span></text:span></text:p>
      <text:p text:style-name="P8"><text:span text:style-name="Source_20_Text"><text:span text:style-name="T4">        </text:span></text:span><text:span text:style-name="Source_20_Text"><text:span text:style-name="T7">// check the set bit </text:span></text:span></text:p>
      <text:p text:style-name="P8"><text:span text:style-name="Source_20_Text"><text:span text:style-name="T4">        </text:span></text:span><text:span text:style-name="Source_20_Text"><text:span text:style-name="T6">int</text:span></text:span><text:span text:style-name="T3"> </text:span><text:span text:style-name="Source_20_Text"><text:span text:style-name="T3">position = </text:span></text:span><text:span text:style-name="Source_20_Text"><text:span text:style-name="T8">1</text:span></text:span><text:span text:style-name="Source_20_Text"><text:span text:style-name="T3">; </text:span></text:span></text:p>
      <text:p text:style-name="P8"><text:span text:style-name="Source_20_Text"><text:span text:style-name="T4">        </text:span></text:span><text:span text:style-name="Source_20_Text"><text:span text:style-name="T6">int</text:span></text:span><text:span text:style-name="T3"> </text:span><text:span text:style-name="Source_20_Text"><text:span text:style-name="T3">m = </text:span></text:span><text:span text:style-name="Source_20_Text"><text:span text:style-name="T8">1</text:span></text:span><text:span text:style-name="Source_20_Text"><text:span text:style-name="T3">; </text:span></text:span></text:p>
      <text:p text:style-name="P8"><text:span text:style-name="Source_20_Text"><text:span text:style-name="T4"> </text:span></text:span><text:span text:style-name="T4"> </text:span></text:p>
      <text:p text:style-name="P8"><text:span text:style-name="Source_20_Text"><text:span text:style-name="T4">        </text:span></text:span><text:span text:style-name="Source_20_Text"><text:span text:style-name="T6">while</text:span></text:span><text:span text:style-name="T3"> </text:span><text:span text:style-name="Source_20_Text"><text:span text:style-name="T3">((n &amp; m) == </text:span></text:span><text:span text:style-name="Source_20_Text"><text:span text:style-name="T8">0</text:span></text:span><text:span text:style-name="Source_20_Text"><text:span text:style-name="T3">) { </text:span></text:span></text:p>
      <text:p text:style-name="P8"><text:span text:style-name="Source_20_Text"><text:span text:style-name="T4"> </text:span></text:span><text:span text:style-name="T4"> </text:span></text:p>
      <text:p text:style-name="P8"><text:span text:style-name="Source_20_Text"><text:span text:style-name="T4">            </text:span></text:span><text:span text:style-name="Source_20_Text"><text:span text:style-name="T7">// left shift </text:span></text:span></text:p>
      <text:p text:style-name="P8"><text:span text:style-name="Source_20_Text"><text:span text:style-name="T4">            </text:span></text:span><text:span text:style-name="Source_20_Text"><text:span text:style-name="T3">m = m &lt;&lt; </text:span></text:span><text:span text:style-name="Source_20_Text"><text:span text:style-name="T8">1</text:span></text:span><text:span text:style-name="Source_20_Text"><text:span text:style-name="T3">; </text:span></text:span></text:p>
      <text:p text:style-name="P8"><text:span text:style-name="Source_20_Text"><text:span text:style-name="T4">            </text:span></text:span><text:span text:style-name="Source_20_Text"><text:span text:style-name="T3">position++; </text:span></text:span></text:p>
      <text:p text:style-name="P8"><text:span text:style-name="Source_20_Text"><text:span text:style-name="T4">        </text:span></text:span><text:span text:style-name="Source_20_Text"><text:span text:style-name="T3">} </text:span></text:span></text:p>
      <text:p text:style-name="P8"><text:span text:style-name="Source_20_Text"><text:span text:style-name="T4">        </text:span></text:span><text:span text:style-name="Source_20_Text"><text:span text:style-name="T6">return</text:span></text:span><text:span text:style-name="T3"> </text:span><text:span text:style-name="Source_20_Text"><text:span text:style-name="T3">position; </text:span></text:span></text:p>
      <text:p text:style-name="P8"><text:span text:style-name="Source_20_Text"><text:span text:style-name="T4">    </text:span></text:span><text:span text:style-name="Source_20_Text"><text:span text:style-name="T3">} </text:span></text:span></text:p>
      <text:p text:style-name="P8"><text:span text:style-name="Source_20_Text"><text:span text:style-name="T4"> </text:span></text:span><text:span text:style-name="T4"> </text:span></text:p>
      <text:p text:style-name="P8"><text:span text:style-name="Source_20_Text"><text:span text:style-name="T4">    </text:span></text:span><text:span text:style-name="Source_20_Text"><text:span text:style-name="T7">// Driver Code </text:span></text:span></text:p>
      <text:p text:style-name="P8"><text:soft-page-break/><text:span text:style-name="Source_20_Text"><text:span text:style-name="T4">    </text:span></text:span><text:span text:style-name="Source_20_Text"><text:span text:style-name="T6">public</text:span></text:span><text:span text:style-name="T3"> </text:span><text:span text:style-name="Source_20_Text"><text:span text:style-name="T6">static</text:span></text:span><text:span text:style-name="T3"> </text:span><text:span text:style-name="Source_20_Text"><text:span text:style-name="T6">void</text:span></text:span><text:span text:style-name="T3"> </text:span><text:span text:style-name="Source_20_Text"><text:span text:style-name="T3">main(String[] args) </text:span></text:span></text:p>
      <text:p text:style-name="P8"><text:span text:style-name="Source_20_Text"><text:span text:style-name="T4">    </text:span></text:span><text:span text:style-name="Source_20_Text"><text:span text:style-name="T3">{ </text:span></text:span></text:p>
      <text:p text:style-name="P8"><text:span text:style-name="Source_20_Text"><text:span text:style-name="T4">        </text:span></text:span><text:span text:style-name="Source_20_Text"><text:span text:style-name="T6">int</text:span></text:span><text:span text:style-name="T3"> </text:span><text:span text:style-name="Source_20_Text"><text:span text:style-name="T3">n = </text:span></text:span><text:span text:style-name="Source_20_Text"><text:span text:style-name="T8">16</text:span></text:span><text:span text:style-name="Source_20_Text"><text:span text:style-name="T3">; </text:span></text:span></text:p>
      <text:p text:style-name="P8"><text:span text:style-name="Source_20_Text"><text:span text:style-name="T4"> </text:span></text:span><text:span text:style-name="T4"> </text:span></text:p>
      <text:p text:style-name="P8"><text:span text:style-name="Source_20_Text"><text:span text:style-name="T4">        </text:span></text:span><text:span text:style-name="Source_20_Text"><text:span text:style-name="T7">// function call </text:span></text:span></text:p>
      <text:p text:style-name="P8"><text:span text:style-name="Source_20_Text"><text:span text:style-name="T4">        </text:span></text:span><text:span text:style-name="Source_20_Text"><text:span text:style-name="T3">System.out.println(PositionRightmostSetbit(n)); </text:span></text:span></text:p>
      <text:p text:style-name="P8"><text:span text:style-name="Source_20_Text"><text:span text:style-name="T4">    </text:span></text:span><text:span text:style-name="Source_20_Text"><text:span text:style-name="T3">} </text:span></text:span></text:p>
      <text:p text:style-name="P8"><text:span text:style-name="Source_20_Text"><text:span text:style-name="T3">} </text:span></text:span></text:p>
      <text:p text:style-name="P2"/>
      <text:h text:style-name="P10" text:outline-level="1">Replace all ‘0’ with ‘5’ in an input Integer</text:h>
      <text:p text:style-name="P21">Given a integer as a input and replace all the ‘0’ with ‘5’ in the integer.<text:line-break/>Examples:</text:p>
      <text:p text:style-name="P27"><text:s text:c="4"/><text:span text:style-name="T9">102 - 152</text:span></text:p>
      <text:p text:style-name="P28"><text:s text:c="4"/><text:span text:style-name="T9">1020 - 1525 </text:span></text:p>
      <text:p text:style-name="P21">Use of array to store all digits is not allowed.</text:p>
      <text:p text:style-name="P23"/>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11" text:outline-level="1"><text:soft-page-break/>Program for array rotation</text:h>
      <text:p text:style-name="P21">Write a function rotate(ar[], d, n) that rotates arr[] of size n by d elements.<text:line-break/><draw:frame draw:style-name="fr2" draw:name="Image2" text:anchor-type="as-char" svg:width="10.451cm" svg:height="1.535cm" draw:z-index="1"><draw:image xlink:href="Pictures/100002010000017100000066094695CFC48CDE4C.png" xlink:type="simple" xlink:show="embed" xlink:actuate="onLoad"/><svg:title>Array</svg:title></draw:frame></text:p>
      <text:p text:style-name="P21">Rotation of the above array by 2 will make array</text:p>
      <text:p text:style-name="P22"><draw:frame draw:style-name="fr2" draw:name="Image3" text:anchor-type="as-char" svg:width="10.451cm" svg:height="1.376cm" draw:z-index="2"><draw:image xlink:href="Pictures/100002010000015D0000005A5D5FC8F55CAC7DEA.png" xlink:type="simple" xlink:show="embed" xlink:actuate="onLoad"/><svg:title>ArrayRotation1</svg:title></draw:frame></text:p>
      <text:section text:style-name="Sect1" text:name="practiceLinkDiv">
        <text:p text:style-name="P20"><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12" text:outline-level="1">Calculate the angle between hour hand and minute hand</text:h>
      <text:p text:style-name="P17"><text:span text:style-name="T2">This problem is know as </text:span><text:a xlink:type="simple" xlink:href="http://en.wikipedia.org/wiki/Clock_angle_problem" office:target-frame-name="_blank" xlink:show="new" text:style-name="Internet_20_link" text:visited-style-name="Visited_20_Internet_20_Link"><text:span text:style-name="T5">Clock angle problem</text:span></text:a><text:span text:style-name="T2"> where we need to find angle between hands of an analog clock at a given time.</text:span></text:p>
      <text:p text:style-name="P17"><text:span text:style-name="Strong_20_Emphasis"><text:span text:style-name="T2">Examples:</text:span></text:span></text:p>
      <text:p text:style-name="P26">Input: <text:s/>h = 12:00, m = 30.00</text:p>
      <text:p text:style-name="P30">Output: 165 degree</text:p>
      <text:p text:style-name="P32"/>
      <text:p text:style-name="P30">Input: <text:s/>h = 3.00, m = 30.00</text:p>
      <text:p text:style-name="P30">Output: 75 degree</text:p>
      <text:p text:style-name="P16"><text:soft-page-break/>The idea is to take 12:00 (h = 12, m = 0) as a reference. Following are detailed steps.</text:p>
      <text:p text:style-name="P17"><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7"><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13" text:outline-level="1">Check if all bits of a number are set</text:h>
      <text:p text:style-name="P19">Given a number <text:span text:style-name="T10">n</text:span>. The problem is to check whether every bit in the binary representation of the given number is set or not. Here 0 &lt;= <text:span text:style-name="T10">n</text:span>.</text:p>
      <text:p text:style-name="P17"><text:span text:style-name="Strong_20_Emphasis"><text:span text:style-name="T2">Examples :</text:span></text:span></text:p>
      <text:p text:style-name="P26">Input : 7</text:p>
      <text:p text:style-name="P30">Output : Yes</text:p>
      <text:p text:style-name="P25"><text:span text:style-name="T10">(7)</text:span><text:span text:style-name="T12">10</text:span> = (111)<text:span text:style-name="T11">2</text:span></text:p>
      <text:p text:style-name="P32"><text:soft-page-break/></text:p>
      <text:p text:style-name="P30">Input : 14</text:p>
      <text:p text:style-name="P30">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14" text:outline-level="1">Check if a given Binary Tree is SumTree</text:h>
      <text:p text:style-name="P21">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21">Following is an example of SumTree.</text:p>
      <text:p text:style-name="P27"><text:s text:c="10"/><text:span text:style-name="T9">26</text:span></text:p>
      <text:p text:style-name="P28"><text:s text:c="8"/><text:span text:style-name="T9">/ <text:s text:c="2"/>\</text:span></text:p>
      <text:p text:style-name="P28"><text:s text:c="6"/><text:span text:style-name="T9">10 <text:s text:c="4"/>3</text:span></text:p>
      <text:p text:style-name="P28"><text:s text:c="4"/><text:span text:style-name="T9">/ <text:s text:c="3"/>\ <text:s text:c="4"/>\</text:span></text:p>
      <text:p text:style-name="P28"><text:soft-page-break/><text:s text:c="2"/><text:span text:style-name="T9">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Bitstream Vera Sans Mono', 'Courier New', Courier, monospace"/>
    <style:font-face style:name="Consolas" svg:font-family="Consolas, Monaco, 'Lucida Console', monospace"/>
    <style:font-face style:name="Helvetica Neue" svg:font-family="'Helvetica Neue', arial, sans-serif"/>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8-10-14T06:59:36.640682689</dc:date>
    <meta:editing-duration>PT1H36M7S</meta:editing-duration>
    <meta:editing-cycles>1</meta:editing-cycles>
    <meta:document-statistic meta:table-count="0" meta:image-count="3" meta:object-count="0" meta:page-count="12" meta:paragraph-count="387" meta:word-count="1398" meta:character-count="10176" meta:non-whitespace-character-count="8134"/>
    <meta:generator>LibreOffice/5.1.6.2$Linux_X86_64 LibreOffice_project/10m0$Build-2</meta:generator>
  </office:meta>
</office:document-meta>
</file>